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2e8" officeooo:paragraph-rsid="001482e8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482e8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ntiendo que para crear los token se usa un algoritmo secreto, ¿es eso así, </text:span><text:span text:style-name="T2">ese algoritmo lo creas tú</text:span><text:span text:style-name="T1">?</text:span></text:p>
      <text:p text:style-name="Standard"><text:span text:style-name="T1"/></text:p>
      <text:p text:style-name="P1"><text:span text:style-name="T1">¿Qué son las sesiones?</text:span></text:p>
      <text:p text:style-name="P1"><text:span text:style-name="T1"/></text:p>
      <text:p text:style-name="P1"><text:span text:style-name="T1">¿Puede darse el caso de que el token que se genere al registrarse un usuario ya exista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1T11:39:16.465000000</meta:creation-date>
    <meta:generator>LibreOffice/7.0.1.2$Windows_X86_64 LibreOffice_project/7cbcfc562f6eb6708b5ff7d7397325de9e764452</meta:generator>
    <dc:date>2020-12-11T13:23:06.699000000</dc:date>
    <meta:editing-duration>PT1M34S</meta:editing-duration>
    <meta:editing-cycles>1</meta:editing-cycles>
    <meta:document-statistic meta:table-count="0" meta:image-count="0" meta:object-count="0" meta:page-count="1" meta:paragraph-count="3" meta:word-count="40" meta:character-count="211" meta:non-whitespace-character-count="174"/>
  </office:meta>
</office:document-meta>
</file>